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" svg:font-family="'Fira Code'" style:font-family-generic="modern" style:font-pitch="variable"/>
    <style:font-face style:name="Fira Code1" svg:font-family="'Fira Code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2cm" fo:min-width="0.78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top" draw:auto-grow-height="false" fo:min-height="8.534cm" fo:min-width="6.237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000000" draw:textarea-horizontal-align="justify" draw:textarea-vertical-align="middle" draw:auto-grow-height="false" fo:min-height="1.867cm" fo:min-width="6.237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top" draw:auto-grow-height="false" fo:min-height="8.534cm" fo:min-width="6.697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000000" draw:textarea-horizontal-align="justify" draw:textarea-vertical-align="middle" draw:auto-grow-height="false" fo:min-height="1.867cm" fo:min-width="6.697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001cm" fo:min-width="0.737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style:paragraph-properties fo:text-align="start" style:writing-mode="lr-tb"/>
      <style:text-properties style:font-name="Roboto Light" fo:font-size="20pt" style:font-size-asian="20pt" style:font-size-complex="20pt"/>
    </style:style>
    <style:style style:name="P3" style:family="paragraph">
      <loext:graphic-properties draw:fill="solid" draw:fill-color="#ffffff"/>
      <style:paragraph-properties fo:text-align="start" style:writing-mode="lr-tb"/>
      <style:text-properties style:font-name="Roboto Light" fo:font-size="20pt" style:font-size-asian="20pt" style:font-size-complex="20pt"/>
    </style:style>
    <style:style style:name="P4" style:family="paragraph">
      <style:paragraph-properties fo:text-align="center" style:writing-mode="lr-tb"/>
      <style:text-properties style:font-name="Roboto Light" fo:font-size="32pt" style:font-size-asian="32pt" style:font-size-complex="32pt"/>
    </style:style>
    <style:style style:name="P5" style:family="paragraph">
      <loext:graphic-properties draw:fill="solid" draw:fill-color="#000000"/>
      <style:paragraph-properties fo:text-align="center" style:writing-mode="lr-tb"/>
      <style:text-properties style:font-name="Roboto Light" fo:font-size="32pt" style:font-size-asian="32pt" style:font-size-complex="32pt"/>
    </style:style>
    <style:style style:name="T1" style:family="text">
      <style:text-properties style:font-name="Roboto Light" fo:font-size="20pt" style:font-size-asian="20pt" style:font-size-complex="20pt"/>
    </style:style>
    <style:style style:name="T2" style:family="text">
      <style:text-properties style:font-name="Roboto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0.952cm" svg:x="9.525cm" svg:y="10.16cm">
          <text:p/>
          <draw:enhanced-geometry svg:viewBox="0 0 21600 21600" draw:mirror-horizontal="false" draw:mirror-vertical="false" draw:text-areas="0 ?f0 ?f5 ?f2" draw:type="right-arrow" draw:modifiers="12704.282115869 6754.249737670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3" draw:layer="layout" svg:width="6.843cm" svg:height="8.89cm" svg:x="2.222cm" svg:y="7.166cm">
            <text:list text:style-name="L1">
              <text:list-item>
                <text:p text:style-name="P2"><text:span text:style-name="T1">Related Literature &amp; Studies</text:span></text:p>
              </text:list-item>
              <text:list-item>
                <text:p text:style-name="P2"><text:span text:style-name="T1">Research Instrument</text:span></text:p>
              </text:list-item>
              <text:list-item>
                <text:p text:style-name="P2"><text:span text:style-name="T1">Students’ Respon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843cm" svg:height="2.223cm" svg:x="2.222cm" svg:y="4.944cm">
            <text:p text:style-name="P4"><text:span text:style-name="T2">INPU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7.303cm" svg:height="8.89cm" svg:x="11.43cm" svg:y="7.166cm">
            <text:list text:style-name="L1">
              <text:list-item>
                <text:p text:style-name="P2"><text:span text:style-name="T1">Data Gathering</text:span></text:p>
              </text:list-item>
              <text:list-item>
                <text:p text:style-name="P2"><text:span text:style-name="T1">Data Analysis &amp; Interpret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7.303cm" svg:height="2.223cm" svg:x="11.43cm" svg:y="4.944cm">
            <text:p text:style-name="P4"><text:span text:style-name="T2">PROCES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6.843cm" svg:height="8.89cm" svg:x="20.986cm" svg:y="7.166cm">
            <text:list text:style-name="L1">
              <text:list-item>
                <text:p text:style-name="P2"><text:span text:style-name="T1">Perceived Effect of Background Music on the Productivity and Focus of Online SHS Students in IPSA.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843cm" svg:height="2.223cm" svg:x="20.986cm" svg:y="4.944cm">
            <text:p text:style-name="P4"><text:span text:style-name="T2">OUTPUT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.587cm" svg:height="0.952cm" svg:x="19.05cm" svg:y="10.161cm">
          <text:p/>
          <draw:enhanced-geometry svg:viewBox="0 0 21600 21600" draw:mirror-horizontal="false" draw:mirror-vertical="false" draw:text-areas="0 ?f0 ?f5 ?f2" draw:type="right-arrow" draw:modifiers="12704.282115869 6754.249737670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" svg:font-family="'Fira Code'" style:font-family-generic="modern" style:font-pitch="variable"/>
    <style:font-face style:name="Fira Code1" svg:font-family="'Fira Code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3T17:39:15.278000000</meta:creation-date>
    <dc:date>2022-02-25T10:23:42.960000000</dc:date>
    <meta:editing-duration>PT5H48M17S</meta:editing-duration>
    <meta:editing-cycles>3</meta:editing-cycles>
    <meta:generator>LibreOffice/7.3.0.3$Windows_X86_64 LibreOffice_project/0f246aa12d0eee4a0f7adcefbf7c878fc2238db3</meta:generator>
    <meta:document-statistic meta:object-count="11"/>
  </office:meta>
</office:document-meta>
</file>